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FrontMatter_2c__20_footer">
      <style:text-properties officeooo:paragraph-rsid="0082d3c7"/>
    </style:style>
    <style:style style:name="P4" style:family="paragraph" style:parent-style-name="Standard">
      <style:paragraph-properties fo:margin-left="0in" fo:margin-right="0in" fo:text-indent="0in" style:auto-text-indent="false"/>
    </style:style>
    <style:style style:name="P5" style:family="paragraph" style:parent-style-name="FrontMatter">
      <style:paragraph-properties fo:text-align="end" style:justify-single-word="false"/>
    </style:style>
    <style:style style:name="P6" style:family="paragraph" style:parent-style-name="FrontMatter">
      <style:text-properties officeooo:paragraph-rsid="0039f3f5"/>
    </style:style>
    <style:style style:name="P7" style:family="paragraph" style:parent-style-name="FrontMatter">
      <style:text-properties officeooo:paragraph-rsid="0043031d"/>
    </style:style>
    <style:style style:name="P8" style:family="paragraph" style:parent-style-name="Quotations">
      <style:paragraph-properties fo:text-align="center" style:justify-single-word="false"/>
      <style:text-properties officeooo:paragraph-rsid="004b2ece"/>
    </style:style>
    <style:style style:name="P9" style:family="paragraph" style:parent-style-name="Quotations">
      <style:text-properties officeooo:paragraph-rsid="0064c991"/>
    </style:style>
    <style:style style:name="P10" style:family="paragraph" style:parent-style-name="Quotations">
      <style:text-properties officeooo:paragraph-rsid="00665be3"/>
    </style:style>
    <style:style style:name="P11" style:family="paragraph" style:parent-style-name="First_20_line_20_indent">
      <style:text-properties officeooo:paragraph-rsid="008d7f4c"/>
    </style:style>
    <style:style style:name="P12" style:family="paragraph" style:parent-style-name="Chapter">
      <style:text-properties officeooo:paragraph-rsid="0091219c"/>
    </style:style>
    <style:style style:name="P13" style:family="paragraph" style:parent-style-name="Part" style:master-page-name="Standard">
      <style:paragraph-properties style:page-number="1"/>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eXGyreTermes" fo:font-size="12pt" officeooo:rsid="00588612" style:font-name-asian="Linux Libertine G" style:font-size-asian="14pt" style:font-name-complex="Linux Libertine G" style:font-size-complex="14pt"/>
    </style:style>
    <style:style style:name="T2" style:family="text">
      <style:text-properties officeooo:rsid="00673ff9"/>
    </style:style>
    <style:style style:name="T3" style:family="text">
      <style:text-properties officeooo:rsid="009814e7"/>
    </style:style>
    <style:style style:name="T4"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Author2"/>
        <text:user-field-decl office:value-type="string" office:string-value="Winifred Virginia Jackson" text:name="PenNameAuthor2"/>
      </text:user-field-decls>
      <table:table table:name="Table1" table:style-name="Table1">
        <table:table-column table:style-name="Table1.A"/>
        <table:table-column table:style-name="Table1.B"/>
        <table:table-row>
          <table:table-cell office:value-type="string">
            <text:p text:style-name="FrontMatter"><text:initial-creator/><text:user-field-get text:name="Author">Howard Phillips Lovecraft</text:user-field-get></text:p>
            <text:p text:style-name="FrontMatter"><text:user-field-get text:name="AddressLine1">65 Prospect Street</text:user-field-get></text:p>
            <text:p text:style-name="P7"><text:user-field-get text:name="AddressCityStateZip">Providence, RI 02906</text:user-field-get></text:p>
            <text:p text:style-name="P7"><text:user-field-get text:name="Phone">401.555.1212</text:user-field-get><text:line-break/><text:user-field-get text:name="EmailAdress">crawlingchaos@example.com</text:user-field-get></text:p>
            <text:p text:style-name="P6"/>
            <text:p text:style-name="P6"><text:user-field-get text:name="DateMMMMYYYY">February 1931</text:user-field-get></text:p>
          </table:table-cell>
          <table:table-cell office:value-type="string">
            <text:p text:style-name="P5"><office:annotation office:name="__Annotation__8259_4188226081"><dc:creator>Howard Phillips Lovecraft</dc:creator><dc:date>2020-05-01T00:10:03.475470750</dc:date><loext:sender-initials>HL</loext:sender-initials><text:p text:style-name="P14"><text:span text:style-name="T4">Delete this text for a novel manuscript. And for a short story, often only word count is placed here.</text:span></text:p></office:annotation><text:user-field-get text:name="WordCount">about 41,500 words</text:user-field-get></text:p>
            <text:p text:style-name="P5"><text:user-field-get text:name="Audience">adult</text:user-field-get><text:s/><text:user-field-get text:name="Genre">science fiction, horror</text:user-field-get><text:line-break/><text:user-field-get text:name="DocumentVersion">document version 8</text:user-field-get><office:annotation-end office:name="__Annotation__8259_4188226081"/></text:p>
          </table:table-cell>
        </table:table-row>
      </table:table>
      <text:p text:style-name="P4"/>
      <text:h text:style-name="Title" text:outline-level="1"><office:annotation office:name="__Annotation__8899_4188226081"><dc:creator>Howard Phillips Lovecraft</dc:creator><dc:date>2020-05-01T00:17:59.502870856</dc:date><loext:sender-initials>HL</loext:sender-initials><text:p text:style-name="P14"><text:span text:style-name="T4">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3" text:outline-level="2"><office:annotation office:name="__Annotation__9840_4188226081"><dc:creator>Howard Phillips Lovecraft</dc:creator><dc:date>2020-05-01T00:37:44.203190937</dc:date><loext:sender-initials>HL</loext:sender-initials><text:p text:style-name="P14"><text:span text:style-name="T4">Delete Parts and Chapters if a Short Story Manuscript. You probably only want to use Scenes.</text:span></text:p></office:annotation><office:annotation office:name="__Annotation__1748_1264646960"><dc:creator>Howard Phillips Lovecraft</dc:creator><dc:date>2020-05-01T01:37:49.556827145</dc:date><loext:sender-initials>HL</loext:sender-initials><text:p text:style-name="P14"><text:span text:style-name="T4">If you want this page to be start as number “1”, you have to right click, the “Part 1” here (the first paragraph), then edit the Paragraph style, then &gt; Text flow &gt; With page style: Default Style and Page number: 1</text:span><text:span text:style-name="T4"><text:line-break/></text:span><text:span text:style-name="T4">Yes. It is a terrible process.</text:span></text:p></office:annotation>Part <text:span text:style-name="T2">1</text:span>.<office:annotation-end office:name="__Annotation__1748_1264646960"/></text:h>
      <text:h text:style-name="Chapter_2c__20_nonbreaking" text:outline-level="2"><text:span text:style-name="T1">I.</text:span><office:annotation-end office:name="__Annotation__9840_4188226081"/></text:h>
      <text:p text:style-name="Text_20_body"><office:annotation office:name="__Annotation__7111_4188226081"><dc:creator>Howard Phillips Lovecraft</dc:creator><dc:date>2020-04-30T23:52:30.525582768</dc:date><loext:sender-initials>HL</loext:sender-initials><text:p text:style-name="P14"><text:span text:style-name="T4">This first line should start right after the byline if this is a short story.</text:span></text:p></office:annotation>I am forced into speech because men of science have refused to follow my advice without<office:annotation-end office:name="__Annotation__7111_4188226081"/> <text:span text:style-name="T3">k</text:span>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First_20_line_20_indent">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First_20_line_20_indent">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First_20_line_20_indent">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First_20_line_20_indent">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First_20_line_20_indent">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First_20_line_20_indent">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First_20_line_20_indent">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First_20_line_20_indent">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First_20_line_20_indent">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text:soft-page-break/>graduate assistants—a brilliant young fellow named Danforth—pointed out what looked like lava on the snowy slope; remarking that this mountain, discovered in 1840, had undoubtedly been the source of Poe’s image when he wrote seven years later of</text:p>
      <text:p text:style-name="P8">“—the lavas that restlessly roll<text:line-break/>Their sulphurous currents down Yaanek<text:line-break/>In the ultimate climes of the pole—<text:line-break/>That groan as they roll down Mount Yaanek<text:line-break/>In the realms of the boreal pole.”</text:p>
      <text:p text:style-name="First_20_line_20_indent">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First_20_line_20_indent">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Arkham Advertiser’s powerful wireless station on Kingsport Head, Mass. We hoped to complete our work during a single antarctic summer; but if this proved impossible we would winter on the <text:soft-page-break/>Arkham, sending the Miskatonic north before the freezing of the ice for another summer’s supplies.</text:p>
      <text:p text:style-name="First_20_line_20_indent">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First_20_line_20_indent">Wireless reports have spoken of the breath-taking four-hour non-stop flight of our squadron on November 21 over the lofty shelf ice, with vast peaks rising on the west, and the unfathomed silences echoing to the sound of our engines. Wind troubled us only moderately, and our radio compasses helped us through the one opaque fog we encountered. When the vast rise loomed ahead, between Latitudes 83° and 84°, we knew we had reached Beardmore Glacier, the largest valley glacier in the world, and that the frozen sea was now giving place to a frowning <text:soft-page-break/>and mountainous coastline. At last we were truly entering the white, aeon-dead world of the ultimate south, and even as we realised it we saw the peak of Mt. Nansen in the eastern distance, towering up to its height of almost 15,000 feet.</text:p>
      <text:p text:style-name="First_20_line_20_indent">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First_20_line_20_indent">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unlike some of the ripple effects reasonably common in the sedimentary rocks. Since slate is no more than a metamorphic formation into which a sedimentary stratum is pressed, and since the <text:soft-page-break/>pressure itself produces odd distorting effects on any markings which may exist, I saw no reason for extreme wonder over the striated depression.</text:p>
      <text:p text:style-name="First_20_line_20_indent">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First_20_line_20_indent">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good luck and efficiency had indeed been almost uncanny.</text:p>
      <text:p text:style-name="First_20_line_20_indent">The outside world knew, of course, of our programme, and was told also of Lake’s strange <text:soft-page-break/>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Text_20_body">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First_20_line_20_indent">Lake’s sub-expedition into the unknown, as everyone will recall, sent out its own reports <text:soft-page-break/>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puzzlement.</text:p>
      <text:p text:style-name="First_20_line_20_indent">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First_20_line_20_indent">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First_20_line_20_indent">After that Pabodie, the men, and I hung breathlessly over the receiver. Thought of this <text:soft-page-break/>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First_20_line_20_indent">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text:soft-page-break/>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op of one peak. Height seems about 30,000 to 35,000 feet. Am up 21,500 myself, in devilish gnawing cold. Wind whistles and pipes through passes and in and out of caves, but no flying danger so far.”</text:p>
      <text:p text:style-name="First_20_line_20_indent">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Lake and McMurdo Sound was what we really ought to establish.</text:p>
      <text:p text:style-name="First_20_line_20_indent">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text:soft-page-break/>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First_20_line_20_indent">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First_20_line_20_indent">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First_20_line_20_indent">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ext:soft-page-break/>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First_20_line_20_indent">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First_20_line_20_indent">They had struck a cave. Early in the boring the sandstone had given place to a vein of Comanchian limestone full of minute fossil cephalopods, corals, echini, and spirifera, and with occasional suggestions of siliceous sponges and marine vertebrate bones—the latter probably of 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First_20_line_20_indent">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text:soft-page-break/>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First_20_line_20_indent">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First_20_line_20_indent">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ext:soft-page-break/>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First_20_line_20_indent">Lake was not content to let his first message stand, but had another bulletin written and 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soft-page-break/>————————</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Greenish, 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text:soft-page-break/>orifices in frame tubing at wing tips. Ends of body shrivelled, giving no clue to interior or to what has been broken off there. Must dissect when we get back to 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9">“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9">“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after 8 inches into five small, tapering tentacles or tendrils, giving each stalk a total of 25 tentacles.</text:p>
      <text:p text:style-name="P9">“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text:soft-page-break/>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10">“At bottom of torso rough but dissimilarly functioning counterparts of head arrangements exist. Bulbous light-grey pseudo-neck, without gill 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moved, display suggestions of exaggerated muscularity. As found, all these projections tightly folded over pseudo-neck and end of torso, corresponding to projections at other end.</text:p>
      <text:p text:style-name="P10">“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10">“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have always thought conception formed from morbid imaginative treatment of very ancient tropical radiata. Also like prehistoric folklore things Wilmarth has spoken of—Cthulhu cult appendages, etc.</text:p>
      <text:p text:style-name="P10">“Vast field of study opened. Deposits probably of late Cretaceous or early <text:soft-page-break/>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Text_20_body">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First_20_line_20_indent">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First_20_line_20_indent">This dissection seemed to be a greater task than had been expected; for despite the heat of a <text:soft-page-break/>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disrupted along one of the great torso furrows.</text:p>
      <text:p text:style-name="First_20_line_20_indent">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First_20_line_20_indent">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vegetable evidences that Lake was left hopelessly at sea. It had digestion and circulation, and <text:soft-page-break/>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First_20_line_20_indent">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evidently developing from a thallus or prothallus.</text:p>
      <text:p text:style-name="First_20_line_20_indent">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conception as to make Lake whimsically recall the primal myths about Great Old Ones who <text:soft-page-break/>filtered down from the stars and concocted earth-life as a joke or mistake; and the wild tales of cosmic hill things from Outside told by a folklorist colleague in Miskatonic’s English department.</text:p>
      <text:p text:style-name="First_20_line_20_indent">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First_20_line_20_indent">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bank the tents, new dog-corral, and crude aëroplane shelters with snow on the mountainward <text:soft-page-break/>side. These latter shelters, begun with hard snow blocks during odd moments, were by no means as high as they should have been; and Lake finally detached all hands from other tasks to work on them.</text:p>
      <text:p text:style-name="First_20_line_20_indent">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Text_20_body">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First_20_line_20_indent">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First_20_line_20_indent">By six o’clock our fears had become intense and definite, and after a wireless consultation with Douglas and Thorfinnssen I resolved to take steps toward investigation. The fifth aëroplane, <text:soft-page-break/>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our especial orders for heavy machinery transportation. At intervals I still tried to reach Lake with the wireless, but all to no purpose.</text:p>
      <text:p text:style-name="First_20_line_20_indent">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First_20_line_20_indent">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First_20_line_20_indent">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text:soft-page-break/>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First_20_line_20_indent">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First_20_line_20_indent">It was young Danforth who drew our notice to the curious regularities of the higher mountain skyline—regularities like clinging fragments of perfect cubes, which Lake had mentioned in his messages, and which indeed justified his comparison with the dream-like <text:soft-page-break/>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First_20_line_20_indent">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First_20_line_20_indent">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ext:soft-page-break/>there bulbously enlarged and often capped with tiers of thinnish scalloped discs; and strange, beetling, table-like constructions suggesting piles of multitudinous rectangular slabs or circular 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First_20_line_20_indent">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First_20_line_20_indent">Everyone, of course, has read the brief and unsatisfying bulletins of the rest of our antarctic sojourn. Some hours after our landing we sent a guarded report of the tragedy we found, and <text:soft-page-break/>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First_20_line_20_indent">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First_20_line_20_indent">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text:soft-page-break/>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First_20_line_20_indent">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First_20_line_20_indent">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been completely blown away.</text:p>
      <text:p text:style-name="First_20_line_20_indent">We were careful, too, about the public’s general peace of mind; hence Danforth and I said <text:soft-page-break/>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First_20_line_20_indent">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First_20_line_20_indent">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text:soft-page-break/>Sherman, Ropes, McTighe, and Williamson had worked like beavers over Lake’s two best planes; fitting them again for use despite the altogether unaccountable juggling of their operative mechanism.</text:p>
      <text:p text:style-name="First_20_line_20_indent">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we did not reveal—made us wish only to escape from this austral world of desolation and brooding madness as swiftly as we could.</text:p>
      <text:p text:style-name="First_20_line_20_indent">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First_20_line_20_indent">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ext:soft-page-break/>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First_20_line_20_indent">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Text_20_body">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First_20_line_20_indent">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First_20_line_20_indent">The crowning abnormality, of course, was the condition of the bodies—men and dogs alike. They had all been in some terrible kind of conflict, and were torn and mangled in fiendish <text:soft-page-break/>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First_20_line_20_indent">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text:soft-page-break/>concern human prints at all, but was clearly mixed up with all the talk of fossil prints which poor Lake had been giving throughout the preceding weeks. One had to be careful of one’s imagination in the lee of those overshadowing mountains of madness.</text:p>
      <text:p text:style-name="First_20_line_20_indent">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First_20_line_20_indent">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text:soft-page-break/>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First_20_line_20_indent">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First_20_line_20_indent">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text:soft-page-break/>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First_20_line_20_indent">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First_20_line_20_indent">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immensurable evils will not be mine.</text:p>
      <text:p text:style-name="First_20_line_20_indent"><text:soft-page-break/>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First_20_line_20_indent">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First_20_line_20_indent">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First_20_line_20_indent">As he had said, their edges were crumbled and rounded from untold aeons of savage <text:soft-page-break/>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First_20_line_20_indent">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First_20_line_20_indent">We had risen gradually in flying over the higher foothills and along toward the relatively low pass we had selected. As we advanced we occasionally looked down at the snow and ice of the land route, wondering whether we could have attempted the trip with the simpler equipment <text:soft-page-break/>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First_20_line_20_indent">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First_20_line_20_indent">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sky fretted with swirling vapours and lighted by the low polar sun—the sky of that mysterious <text:soft-page-break/>farther realm upon which we felt no human eye had ever gazed.</text:p>
      <text:p text:style-name="First_20_line_20_indent">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Text_20_body">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First_20_line_20_indent">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ext:soft-page-break/>time when this region succumbed to the present unbroken reign of glacial death?</text:p>
      <text:p text:style-name="First_20_line_20_indent">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and exaggerated, and had contained things which the real source did not contain; yet now, as we saw that real source, we thought it even more hideous and menacing than its distant image.</text:p>
      <text:p text:style-name="First_20_line_20_indent">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First_20_line_20_indent">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text:soft-page-break/>queer cave-mouths, were as thick on the inner as on the outer sides of the mountains.</text:p>
      <text:p text:style-name="First_20_line_20_indent">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First_20_line_20_indent">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First_20_line_20_indent">In many places the buildings were totally ruined and the ice-sheet deeply riven from <text:soft-page-break/>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First_20_line_20_indent">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First_20_line_20_indent">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text:soft-page-break/>aimlessly in realms of fantastic associations—even weaving links betwixt this lost world and some of my own wildest dreams concerning the mad horror at the camp.</text:p>
      <text:p text:style-name="First_20_line_20_indent">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First_20_line_20_indent">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First_20_line_20_indent">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First_20_line_20_indent">So far we had made no landing, yet to leave the plateau without an attempt at entering <text:soft-page-break/>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First_20_line_20_indent">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First_20_line_20_indent">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text:soft-page-break/>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First_20_line_20_indent">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First_20_line_20_indent">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still roofed at the top. Before we left the rampart we photographed it carefully, and studied its mortarless Cyclopean masonry with complete bewilderment. We wished that Pabodie were present, for his engineering knowledge might have helped us guess how such titanic blocks could <text:soft-page-break/>have been handled in that unbelievably remote age when the city and its outskirts were built up.</text:p>
      <text:p text:style-name="First_20_line_20_indent">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First_20_line_20_indent">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First_20_line_20_indent">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ext:soft-page-break/>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First_20_line_20_indent">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First_20_line_20_indent">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text:soft-page-break/>Jurassic and Comanchian periods, nor was any piece of stone in the entire place of a greater recency than the Pliocene age. In stark certainty, we were wandering amidst a death which had reigned at least 500,000 years, and in all probability even longer.</text:p>
      <text:p text:style-name="First_20_line_20_indent">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First_20_line_20_indent">After a time we came across a row of windows—in the bulges of a colossal five-ridged cone of undamaged apex—which led into a vast, well-preserved room with stone flooring; but these were too high in the room to permit of descent without a rope. We had a rope with us, but 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First_20_line_20_indent">Finally, though, we did encounter exactly the opening we wished; an archway about six <text:soft-page-break/>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First_20_line_20_indent">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First_20_line_20_indent">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First_20_line_20_indent">Just how extensive a territory we had opened up, it was impossible to guess without a trial. The close and frequent connexion of the different buildings made it likely that we might cross <text:soft-page-break/>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h text:style-name="Chapter" text:outline-level="3">VI.</text:h>
      <text:p text:style-name="Text_20_body">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First_20_line_20_indent">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text:soft-page-break/>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million years old.</text:p>
      <text:p text:style-name="First_20_line_20_indent">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First_20_line_20_indent">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text:soft-page-break/>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First_20_line_20_indent">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symbols and stimuli which another mental and emotional background, and a fuller or different sensory equipment, might have made of profound and poignant significance to us.</text:p>
      <text:p text:style-name="First_20_line_20_indent">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text:soft-page-break/>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First_20_line_20_indent">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First_20_line_20_indent">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ext:soft-page-break/>the upper rooms except when studying sculptured details. Below the ice-cap, however, the twilight deepened; and in many parts of the tangled ground level there was an approach to absolute blackness.</text:p>
      <text:p text:style-name="First_20_line_20_indent">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First_20_line_20_indent">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First_20_line_20_indent">The things once rearing and dwelling in this frightful masonry in the age of dinosaurs were not indeed dinosaurs, but far worse. Mere dinosaurs were new and almost brainless objects—but <text:soft-page-break/>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First_20_line_20_indent">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First_20_line_20_indent">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text:soft-page-break/>diagrams so uncannily close to the latest findings of mathematics and astrophysics that I scarcely know what to think. Let others judge when they see the photographs I shall publish.</text:p>
      <text:p text:style-name="First_20_line_20_indent">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First_20_line_20_indent">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Text_20_body">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First_20_line_20_indent">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text:soft-page-break/>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First_20_line_20_indent">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First_20_line_20_indent">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ext:soft-page-break/>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First_20_line_20_indent">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First_20_line_20_indent"><text:soft-page-break/>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First_20_line_20_indent">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First_20_line_20_indent">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text:soft-page-break/>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and a curious variety of primitive vertebrates in the later years of land existence.</text:p>
      <text:p text:style-name="First_20_line_20_indent">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First_20_line_20_indent">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ext:soft-page-break/>theories of continental drift lately advanced by Taylor, Wegener, and Joly.</text:p>
      <text:p text:style-name="First_20_line_20_indent">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systematic borings with Pabodie’s type of apparatus in certain widely separated regions.</text:p>
      <text:p text:style-name="First_20_line_20_indent">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First_20_line_20_indent">They had always been controlled through the hypnotic suggestion of the Old Ones, and had modelled their tough plasticity into various useful temporary limbs and organs; but now their <text:soft-page-break/>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First_20_line_20_indent">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First_20_line_20_indent">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heir terrene advent, to sally forth again into the planetary ether; but despite all traditional <text:soft-page-break/>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First_20_line_20_indent">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First_20_line_20_indent">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First_20_line_20_indent">Maps evidently shewing the Carboniferous world of an hundred million or more years ago <text:soft-page-break/>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First_20_line_20_indent">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Text_20_body">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First_20_line_20_indent">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First_20_line_20_indent">Yet even more monstrous exaggerations of Nature seemed disturbingly close at hand. I have said that these peaks are higher than the Himalayas, but the sculptures forbid me to say that <text:soft-page-break/>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shot suddenly up amidst the most appalling din and chaos—and earth had received her loftiest and most terrible mountains.</text:p>
      <text:p text:style-name="First_20_line_20_indent">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First_20_line_20_indent">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First_20_line_20_indent"><text:soft-page-break/>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First_20_line_20_indent">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keen artistic sense, had carved into ornate pylons those headlands of the foothills where the great stream began its descent into eternal darkness.</text:p>
      <text:p text:style-name="First_20_line_20_indent">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text:soft-page-break/>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First_20_line_20_indent">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First_20_line_20_indent">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ext:soft-page-break/>the city was complete long before the conventional opening of the Pleistocene—500,000 years ago—as reckoned in terms of the earth’s whole surface.</text:p>
      <text:p text:style-name="First_20_line_20_indent">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First_20_line_20_indent">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First_20_line_20_indent">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text:soft-page-break/>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First_20_line_20_indent">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First_20_line_20_indent">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First_20_line_20_indent">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text:soft-page-break/>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First_20_line_20_indent">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First_20_line_20_indent">What had happened afterward we could only guess. How long had the new sea-cavern city survived? Was it still down there, a stony corpse in eternal blackness? Had the subterranean waters frozen at last? To what fate had the ocean-bottom cities of the outer world been delivered? Had any of the Old Ones shifted north ahead of the creeping ice-cap? Existing geology shews no trace of their presence. Had the frightful Mi-Go been still a menace in the outer land world of the north? Could one be sure of what might or might not linger even to this <text:soft-page-break/>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First_20_line_20_indent">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1">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Text_20_body">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First_20_line_20_indent">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text:soft-page-break/>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First_20_line_20_indent">According to the carvings from which we had made our map, the desired tunnel-mouth could not be much more than a quarter-mile from where we stood; the intervening space shewing 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First_20_line_20_indent">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ext:soft-page-break/>turned on our second torch. If we had had more films we would certainly have paused briefly to photograph certain bas-reliefs, but time-consuming hand copying was clearly out of the question.</text:p>
      <text:p text:style-name="First_20_line_20_indent">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First_20_line_20_indent">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First_20_line_20_indent">Danforth’s eyes as well as nose proved better than mine, for it was likewise he who first noticed the queer aspect of the debris after we had passed many half-choked arches leading to chambers and corridors on the ground level. It did not look quite as it ought after countless <text:soft-page-break/>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First_20_line_20_indent">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First_20_line_20_indent">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First_20_line_20_indent">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text:soft-page-break/>could not shake off, and the smell of gasoline grew stronger. More and more ruin met our eyes and hampered our feet, until very soon we saw that the forward way was about to cease. We had been all too correct in our pessimistic guess about that rift glimpsed from the air. Our tunnel quest was a blind one, and we were not even going to be able to reach the basement out of which the abyssward aperture opened.</text:p>
      <text:p text:style-name="First_20_line_20_indent">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First_20_line_20_indent">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First_20_line_20_indent">Let me be plain. The scattered objects were, so far as substance was concerned, all from Lake’s camp; and consisted of tin cans as queerly opened as those we had seen at that ravaged <text:soft-page-break/>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First_20_line_20_indent">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First_20_line_20_indent">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text:soft-page-break/>deadly beasts through African jungles to photograph them or study their habits. Half-paralysed with terror though we were, there was nevertheless fanned within us a blazing flame of awe and curiosity which triumphed in the end.</text:p>
      <text:p text:style-name="First_20_line_20_indent">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First_20_line_20_indent">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hose others had descended.</text:p>
      <text:p text:style-name="First_20_line_20_indent">At any rate, the thing we did was to study the terrible sketches—which quite perfectly confirmed our own—and start back over the indicated course to the circular place; the course <text:soft-page-break/>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First_20_line_20_indent">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First_20_line_20_indent">But the salient object of the place was the titanic stone ramp which, eluding the archways by a sharp turn outward into the open floor, wound spirally up the stupendous cylindrical wall like an inside counterpart of those once climbing outside the monstrous towers or ziggurats of <text:soft-page-break/>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First_20_line_20_indent">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First_20_line_20_indent">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ext:soft-page-break/>thinking about possible later trips—even after all we had seen and guessed. Then as we picked our way cautiously over the debris of the great floor, there came a sight which for the time excluded all other matters.</text:p>
      <text:p text:style-name="First_20_line_20_indent">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Text_20_body">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First_20_line_20_indent">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text:soft-page-break/>mockingly normal and so unerringly familiarised by our sea days off Victoria Land and our camp days at McMurdo Sound that we shuddered to think of it here, where such things ought not to be. To be brief—it was simply the raucous squawking of a penguin.</text:p>
      <text:p text:style-name="First_20_line_20_indent">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First_20_line_20_indent">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First_20_line_20_indent">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text:soft-page-break/>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First_20_line_20_indent">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First_20_line_20_indent">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text:soft-page-break/>photograph these anomalous creatures, we shortly left them to their squawking and pushed on toward the abyss whose openness was now so positively proved to us, and whose exact direction occasional penguin tracks made clear.</text:p>
      <text:p text:style-name="First_20_line_20_indent">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First_20_line_20_indent">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First_20_line_20_indent">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text:soft-page-break/>farther one advanced, the warmer it became; so that we were soon unbuttoning our heavy garments. We wondered whether there were any actually igneous manifestations below, and 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First_20_line_20_indent">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text:soft-page-break/>carvings had not prepared us—a broadening and rising into a lofty, natural-looking elliptical cavern with a level floor; some 75 feet long and 50 broad, and with many immense side-passages leading away into cryptical darkness.</text:p>
      <text:p text:style-name="First_20_line_20_indent">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encountered.</text:p>
      <text:p text:style-name="First_20_line_20_indent">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First_20_line_20_indent"><text:soft-page-break/>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First_20_line_20_indent">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second torch after making sure that the objects were quite stationary.</text:p>
      <text:h text:style-name="P12" text:outline-level="3">XI.</text:h>
      <text:p text:style-name="Text_20_body">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First_20_line_20_indent">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First_20_line_20_indent">Penguins, attacked in a body, retaliate savagely with their beaks; and our ears now made certain the existence of a rookery far beyond. Had those others disturbed such a place and aroused murderous pursuit? The obstructions did not suggest it, for penguin beaks against the <text:soft-page-break/>tough tissues Lake had dissected could hardly account for the terrible damage our approaching glance was beginning to make out. Besides, the huge blind birds we had seen appeared to be singularly peaceful.</text:p>
      <text:p text:style-name="First_20_line_20_indent">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First_20_line_20_indent">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First_20_line_20_indent">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text:soft-page-break/>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First_20_line_20_indent">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First_20_line_20_indent">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text:soft-page-break/>waste—and this was their tragic homecoming.</text:p>
      <text:p text:style-name="First_20_line_20_indent">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First_20_line_20_indent">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First_20_line_20_indent">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text:soft-page-break/>automatic plunge for the sane outer air and light of day.</text:p>
      <text:p text:style-name="First_20_line_20_indent">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First_20_line_20_indent">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First_20_line_20_indent">Then, noting that we were actually gaining on our pursuer, it occurred to us that the entity might be wounded. We could take no chances, however, since it was very obviously approaching <text:soft-page-break/>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First_20_line_20_indent">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First_20_line_20_indent">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text:soft-page-break/>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First_20_line_20_indent">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First_20_line_20_indent">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First_20_line_20_indent"><text:soft-page-break/>So we glanced back—simultaneously, it would appear; though no doubt the incipient motion of one prompted the imitation of the other. As we did so we flashed both torches full 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First_20_line_20_indent">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First_20_line_20_indent">“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ext:soft-page-break/>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First_20_line_20_indent">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Text_20_body">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First_20_line_20_indent">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First_20_line_20_indent">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text:soft-page-break/>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First_20_line_20_indent">In less than a quarter of an hour we had found the steep grade to the foothills—the 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First_20_line_20_indent">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text:soft-page-break/>God we may be the last.</text:p>
      <text:p text:style-name="First_20_line_20_indent">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First_20_line_20_indent">Yet long before we had passed the great star-shaped ruin and reached our plane our fears had become transferred to the lesser but vast enough range whose re-crossing lay ahead of us. From these foothills the black, ruin-crusted slopes reared up starkly and hideously against the 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text:soft-page-break/>abyss whence all such vapours came.</text:p>
      <text:p text:style-name="First_20_line_20_indent">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First_20_line_20_indent">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First_20_line_20_indent">I have said that Danforth refused to tell me what final horror made him scream out so insanely—a horror which, I feel sadly sure, is mainly responsible for his present breakdown. We <text:soft-page-break/>had snatches of shouted conversation above the wind’s piping and the engine’s buzzing as we reached the safe side of the range and swooped slowly down toward the camp, but that had mostly to do with the pledges of secrecy we had made as we prepared to leave the nightmare 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First_20_line_20_indent">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First_20_line_20_indent">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First_20_line_20_indent">The higher sky, as we crossed the range, was surely vaporous and disturbed enough; and <text:soft-page-break/>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First_20_line_20_indent">At the time his shrieks were confined to the repetition of a single mad word of all too obvious source:</text:p>
      <text:p text:style-name="First_20_line_20_indent">“Tekeli-li! Tekeli-li!”</text:p>
      <text:h text:style-name="Thirty" text:outline-level="10"><office:annotation office:name="__Annotation__9269_1264646960"><dc:creator>Howard Phillips Lovecraft</dc:creator><dc:date>2020-05-01T03:46:19.743017943</dc:date><loext:sender-initials>HL</loext:sender-initials><text:p text:style-name="P14"><text:span text:style-name="T4">For novels this is commonly “The End” and for short stories, it is commonly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true" fo:line-height="100%" fo:hyphenation-ladder-count="no-limit" fo:text-indent="0in" style:auto-text-indent="false" style:page-number="auto">
        <style:tab-stops/>
      </style:paragraph-properties>
      <style:text-properties fo:hyphenate="false" fo:hyphenation-remain-char-count="2" fo:hyphenation-push-char-count="2"/>
    </style:style>
    <style:style style:name="Heading" style:family="paragraph" style:parent-style-name="Standard" style:next-style-name="Text_20_body" style:class="text">
      <style:paragraph-properties fo:margin-top="0.1701in" fo:margin-bottom="0.0799in" loext:contextual-spacing="tru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text-align="center" style:justify-single-word="false" style:page-number="auto"/>
      <style:text-properties fo:font-size="12pt"/>
    </style:style>
    <style:style style:name="Part" style:family="paragraph" style:parent-style-name="Novel_7c_Story_20_Headings_20__28_don_27_t_20_use_20_directly_29_" style:next-style-name="Text_20_body" style:default-outline-level="2" style:master-page-name="">
      <style:paragraph-properties fo:margin-top="2in" fo:margin-bottom="0.0799in" loext:contextual-spacing="true"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s_20__28_don_27_t_20_use_20_directly_29_" style:next-style-name="Text_20_body" style:default-outline-level="4">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text-properties fo:font-size="12pt"/>
    </style:style>
    <style:style style:name="Quotations" style:family="paragraph" style:parent-style-name="Standard" style:class="html">
      <style:paragraph-properties fo:margin-left="0.5in" fo:margin-right="0.5in" fo:margin-top="0.2in" fo:margin-bottom="0.2in" loext:contextual-spacing="true" fo:text-indent="0.5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default-outline-level="10" style:master-page-name="">
      <style:paragraph-properties fo:text-align="center" style:justify-single-word="false" style:page-number="auto"/>
      <style:text-properties fo:font-size="12pt"/>
    </style:style>
    <style:style style:name="FrontMatter" style:family="paragraph" style:parent-style-name="Novel_7c_Story_20_Additional_20_Text_20_Styles_20__28_don_27_t_20_use_20_directly_29_">
      <style:paragraph-properties fo:margin-left="0in" fo:margin-right="0in" fo:margin-top="0in" fo:margin-bottom="0.1in" loext:contextual-spacing="true" fo:line-height="115%" fo:text-indent="0in" style:auto-text-indent="false"/>
    </style:style>
    <style:style style:name="Novel_7c_Story_20_Additional_20_Text_20_Styles_20__28_don_27_t_20_use_20_directly_29_" style:display-name="Novel|Story Additional Text Styles (don't use directly)" style:family="paragraph" style:parent-style-name="Text_20_body"/>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master-page-name="">
      <style:paragraph-properties fo:margin-left="0in" fo:margin-right="0in" fo:text-align="center" style:justify-single-word="false" fo:text-indent="0in" style:auto-text-indent="false" style:page-number="auto"/>
    </style:style>
    <style:style style:name="Chapter_2c__20_nonbreaking" style:display-name="Chapter, nonbreaking" style:family="paragraph" style:parent-style-name="Chapter" style:next-style-name="Text_20_body" style:default-outline-level="" style:list-style-name="" style:master-page-name="">
      <style:paragraph-properties fo:margin-top="0.1701in" fo:margin-bottom="0.0799in" loext:contextual-spacing="true" style:page-number="auto" fo:break-before="auto" fo:break-after="auto"/>
    </style:style>
    <style:style style:name="First_20_line_20_indent" style:display-name="First line indent" style:family="paragraph" style:parent-style-name="Text_20_body" style:class="text">
      <style:paragraph-properties fo:margin-left="0in" fo:margin-right="0in" fo:text-indent="0.3902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style style:name="MP3" style:family="paragraph" style:parent-style-name="FrontMatter_2c__20_footer">
      <style:text-properties officeooo:paragraph-rsid="0082d3c7"/>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MP1"><text:user-field-get text:name="Surname">Lovecraft</text:user-field-get><text:s/>/ <text:user-field-get text:name="RunningTitle">At the Mountains</text:user-field-get><text:s/>/ <text:page-number text:select-page="current">114</text:page-number></text:p>
      </style:header>
      <loext:header-first>
        <text:p text:style-name="MP1"/>
      </loext:header-first>
      <style:footer>
        <text:p text:style-name="MP2"/>
      </style:footer>
      <loext:footer-first>
        <text:p text:style-name="MP3"><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editing-cycles>1</meta:editing-cycles>
    <meta:editing-duration>P0D</meta:editing-duration>
    <dc:title>At the Mountains of Madness</dc:title>
    <meta:creation-date>2020-05-09T15:38:12.713911487</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document-statistic meta:table-count="1" meta:image-count="0" meta:object-count="0" meta:page-count="116" meta:paragraph-count="292" meta:word-count="40950" meta:character-count="245918" meta:non-whitespace-character-count="205681"/>
    <meta:template xlink:type="simple" xlink:actuate="onRequest" xlink:title="Manuscript, Novel and Short Story" xlink:href="../../../../../../Templates/Manuscript,%20Novel%20and%20Short%20Story.ott" meta:date="2020-05-02T03:16:52.887061741"/>
  </office:meta>
</office:document-meta>
</file>